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737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style:style>
    <style:style style:name="P2" style:family="paragraph" style:parent-style-name="Text_20_body">
      <style:paragraph-properties fo:margin-left="0cm" fo:margin-right="0cm" fo:margin-top="0.593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style:style>
    <style:style style:name="P3" style:family="paragraph" style:parent-style-name="Text_20_body">
      <style:paragraph-properties fo:margin-left="0cm" fo:margin-right="0cm" fo:margin-top="0.601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168ed09-7fff-9fee-902a-a99fb20758a0"/>Un jeune couple d'aubergistes, Kenneth et Ruth Graves Wakefield, achetèrent une auberge dans la région de Boston, en 1930, la Toll House Inn. Dans le but de séduire sa clientèle, Ruth expérimenta une nouvelle recette de gâteau en mélangeant des morceaux de chocolat Nestlé à sa pâte. Les morceaux de chocolat n'ayant pas fondu, à la surprise de Ruth, sont en réalité à l'origine du succès de cette nouvelle recette2. </text:p>
      <text:p text:style-name="P2">Nestlé, qui songeait à arrêter la fabrication de ce chocolat, envoya un représentant sur place afin de découvrir la raison du succès local de leur chocolat. Puis André Nestlé et Ruth Wakefield convinrent d'un accord : la firme Nestlé pourrait utiliser la recette de Ruth et le nom de son Auberge du Péage (Toll House Inn), à condition que la recette des cookies soit imprimée sur l'emballage et que Ruth soit approvisionnée en chocolat Nestlé variété. </text:p>
      <text:p text:style-name="P3">La Seconde Guerre mondiale, et le brassage de tous les GI venant de différents États des États-Unis, assurèrent la diffusion de cette recette de Nouvelle Angleterre : les cookies, délicieux, hautement énergétiques sous un faible volume, et supportant bien le transport vers les théâtres d'opérations extérieures eurent un énorme succès, et Nestlé en bénéfici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1:43:06.749255108</meta:creation-date>
    <dc:date>2020-02-12T11:43:43.845543341</dc:date>
    <meta:editing-duration>PT37S</meta:editing-duration>
    <meta:editing-cycles>1</meta:editing-cycles>
    <meta:document-statistic meta:table-count="0" meta:image-count="0" meta:object-count="0" meta:page-count="1" meta:paragraph-count="3" meta:word-count="200" meta:character-count="1230" meta:non-whitespace-character-count="1030"/>
    <meta:generator>LibreOffice/6.0.7.3$Linux_X86_64 LibreOffice_project/00m0$Build-3</meta:generator>
  </office:meta>
</office:document-meta>
</file>